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8.64cm" fo:min-width="16.327cm" fo:padding-top="0.204cm" fo:padding-bottom="0.204cm" fo:padding-left="0.329cm" fo:padding-right="0.329cm"/>
      <style:paragraph-properties style:writing-mode="lr-tb"/>
    </style:style>
    <style:style style:name="gr2" style:family="graphic" style:parent-style-name="standard">
      <style:graphic-properties draw:fill-color="#ff4000" draw:textarea-horizontal-align="justify" draw:textarea-vertical-align="middle" draw:auto-grow-height="false" fo:min-height="0.068cm" fo:min-width="0.136cm"/>
      <style:paragraph-properties style:writing-mode="lr-tb"/>
    </style:style>
    <style:style style:name="gr3" style:family="graphic" style:parent-style-name="standard">
      <style:graphic-properties draw:fill-color="#ff4000" draw:textarea-horizontal-align="justify" draw:textarea-vertical-align="middle" draw:auto-grow-height="false" fo:min-height="0.385cm" fo:min-width="1.40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0.77cm"/>
      <style:paragraph-properties style:writing-mode="lr-tb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873cm" fo:min-width="0.623cm"/>
      <style:paragraph-properties style:writing-mode="lr-tb"/>
    </style:style>
    <style:style style:name="gr6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862cm" fo:min-width="3.152cm" fo:padding-top="0.204cm" fo:padding-bottom="0.204cm" fo:padding-left="0.329cm" fo:padding-right="0.329cm"/>
      <style:paragraph-properties style:writing-mode="lr-tb"/>
    </style:style>
    <style:style style:name="gr7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2.132cm" fo:min-width="5.057cm" fo:padding-top="0.204cm" fo:padding-bottom="0.204cm" fo:padding-left="0.329cm" fo:padding-right="0.329cm"/>
      <style:paragraph-properties style:writing-mode="lr-tb"/>
    </style:style>
    <style:style style:name="gr8" style:family="graphic" style:parent-style-name="standard">
      <style:graphic-properties draw:fill-color="#ff7b59" draw:textarea-horizontal-align="justify" draw:textarea-vertical-align="middle" draw:auto-grow-height="false" fo:min-height="0.385cm" fo:min-width="1.405cm"/>
      <style:paragraph-properties style:writing-mode="lr-tb"/>
    </style:style>
    <style:style style:name="gr9" style:family="graphic" style:parent-style-name="standard">
      <style:graphic-properties draw:fill-color="#ff7b59" draw:textarea-horizontal-align="justify" draw:textarea-vertical-align="middle" draw:auto-grow-height="false" fo:min-height="0.068cm" fo:min-width="0.136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svg:stroke-color="#ff7b59" draw:fill="none" draw:textarea-vertical-align="middle"/>
    </style:style>
    <style:style style:name="gr12" style:family="graphic" style:parent-style-name="objectwithoutfill">
      <style:graphic-properties svg:stroke-color="#ffff00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stroke="none" draw:fill="none" fo:min-height="1.973cm"/>
      <style:paragraph-properties style:writing-mode="lr-tb"/>
    </style:style>
    <style:style style:name="gr15" style:family="graphic" style:parent-style-name="standard">
      <style:graphic-properties draw:stroke="none" draw:fill="none" fo:min-height="1.424cm"/>
      <style:paragraph-properties style:writing-mode="lr-tb"/>
    </style:style>
    <style:style style:name="gr16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8.482cm" fo:min-width="16.169cm" fo:padding-top="0.204cm" fo:padding-bottom="0.204cm" fo:padding-left="0.329cm" fo:padding-right="0.329cm"/>
      <style:paragraph-properties style:writing-mode="lr-tb"/>
    </style:style>
    <style:style style:name="gr17" style:family="graphic" style:parent-style-name="standard">
      <style:graphic-properties draw:fill-color="#ff4000" draw:textarea-horizontal-align="justify" draw:textarea-vertical-align="middle" draw:auto-grow-height="false" fo:min-height="0.068cm" fo:min-width="0.21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52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59cm" fo:min-width="0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4000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ff7b59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827cm" svg:height="8.89cm" svg:x="2.27cm" svg:y="6.57cm">
          <text:p text:style-name="P1">ROOM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0.953cm" svg:x="9.572cm" svg:y="14.407cm">
          <text:p text:style-name="P3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.905cm" svg:height="0.635cm" svg:x="9.255cm" svg:y="6.57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5.762cm" svg:y="9.427cm">
          <text:p text:style-name="P3">F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87cm" svg:height="1.587cm" svg:x="16.24cm" svg:y="10.063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5.762cm" svg:y="10.827cm">
          <text:p text:style-name="P3">F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5.762cm" svg:y="12.227cm">
          <text:p text:style-name="P3">F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1.27cm" svg:x="14.017cm" svg:y="16.095cm">
          <text:p text:style-name="P3">STATION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715cm" svg:height="2.54cm" svg:x="2.27cm" svg:y="21.492cm">
          <text:p text:style-name="P3">SERVER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905cm" svg:height="0.635cm" svg:x="12.43cm" svg:y="14.825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7cm" svg:height="0.953cm" draw:transform="rotate (-3.10668606854991) translate (14.017cm 7.478cm)">
          <text:p text:style-name="P3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2" draw:layer="layout" svg:x1="7.032cm" svg:y1="13.555cm" svg:x2="7.032cm" svg:y2="16.73cm">
          <text:p/>
        </draw:line>
        <draw:line draw:style-name="gr10" draw:text-style-name="P2" draw:layer="layout" svg:x1="14.017cm" svg:y1="16.73cm" svg:x2="7.032cm" svg:y2="16.731cm">
          <text:p/>
        </draw:line>
        <draw:line draw:style-name="gr11" draw:text-style-name="P2" draw:layer="layout" svg:x1="10.207cm" svg:y1="15.287cm" svg:x2="10.207cm" svg:y2="16.557cm">
          <text:p/>
        </draw:line>
        <draw:line draw:style-name="gr11" draw:text-style-name="P2" draw:layer="layout" svg:x1="10.207cm" svg:y1="16.557cm" svg:x2="14.017cm" svg:y2="16.557cm">
          <text:p/>
        </draw:line>
        <draw:line draw:style-name="gr12" draw:text-style-name="P2" draw:layer="layout" svg:x1="17.192cm" svg:y1="11.65cm" svg:x2="17.192cm" svg:y2="16.095cm">
          <text:p/>
        </draw:line>
        <draw:custom-shape draw:style-name="gr6" draw:text-style-name="P2" draw:layer="layout" svg:width="3.81cm" svg:height="1.27cm" svg:x="14.017cm" svg:y="16.095cm">
          <text:p text:style-name="P3">STATIO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1.27cm" svg:x="11.477cm" svg:y="4.81cm">
          <text:p text:style-name="P3">STA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" draw:layer="layout" svg:x1="11.477cm" svg:y1="5.617cm" svg:x2="11.16cm" svg:y2="6.715cm">
          <text:p/>
        </draw:line>
        <draw:frame draw:style-name="gr13" draw:text-style-name="P7" draw:layer="layout" svg:width="5.43cm" svg:height="0.962cm" svg:x="1.001cm" svg:y="0.99cm">
          <draw:text-box>
            <text:p>Schema generico</text:p>
          </draw:text-box>
        </draw:frame>
        <draw:frame draw:style-name="gr14" draw:text-style-name="P8" draw:layer="layout" svg:width="19.47cm" svg:height="3.095cm" svg:x="1.12cm" svg:y="1.952cm">
          <draw:text-box>
            <text:p>Un laser maze in cui gli elementi della stanza (pagina 2, F-R-E-B) vegono configurati e pilotati da un software di gestione (server, gestione livelli, enigmi, temporizzazione) e visualizzazione su schermo</text:p>
          </draw:text-box>
        </draw:frame>
        <draw:frame draw:style-name="gr15" draw:text-style-name="P8" draw:layer="layout" svg:width="15.437cm" svg:height="2.384cm" svg:x="2.317cm" svg:y="17.827cm">
          <draw:text-box>
            <text:p>I dati della stanza verranno raccolti da stazioni intermedie, che trasformeranno il dato in un messaggio ricevibile dal server</text:p>
          </draw:text-box>
        </draw:frame>
        <draw:line draw:style-name="gr10" draw:text-style-name="P2" draw:layer="layout" svg:x1="11.477cm" svg:y1="5.445cm" svg:x2="1.635cm" svg:y2="5.445cm">
          <text:p/>
        </draw:line>
        <draw:line draw:style-name="gr10" draw:text-style-name="P2" draw:layer="layout" svg:x1="1.635cm" svg:y1="22.907cm" svg:x2="1.635cm" svg:y2="5.445cm">
          <text:p/>
        </draw:line>
        <draw:line draw:style-name="gr10" draw:text-style-name="P2" draw:layer="layout" svg:x1="1.635cm" svg:y1="22.907cm" svg:x2="2.27cm" svg:y2="22.907cm">
          <text:p/>
        </draw:line>
        <draw:line draw:style-name="gr10" draw:text-style-name="P2" draw:layer="layout" svg:x1="17.51cm" svg:y1="17.51cm" svg:x2="17.51cm" svg:y2="21.637cm">
          <text:p/>
        </draw:line>
        <draw:line draw:style-name="gr10" draw:text-style-name="P2" draw:layer="layout" svg:x1="7.985cm" svg:y1="21.637cm" svg:x2="17.51cm" svg:y2="21.637cm">
          <text:p/>
        </draw:line>
        <draw:line draw:style-name="gr11" draw:text-style-name="P2" draw:layer="layout" svg:x1="10.207cm" svg:y1="15.287cm" svg:x2="10.207cm" svg:y2="16.557cm">
          <text:p/>
        </draw:line>
        <draw:line draw:style-name="gr11" draw:text-style-name="P2" draw:layer="layout" svg:x1="13.382cm" svg:y1="15.605cm" svg:x2="14.017cm" svg:y2="16.557cm">
          <text:p/>
        </draw:line>
        <draw:line draw:style-name="gr11" draw:text-style-name="P2" draw:layer="layout" svg:x1="11.477cm" svg:y1="5.617cm" svg:x2="12.747cm" svg:y2="6.397cm">
          <text:p/>
        </draw:line>
      </draw:page>
      <draw:page draw:name="page2" draw:style-name="dp1" draw:master-page-name="Default">
        <draw:custom-shape draw:style-name="gr16" draw:text-style-name="P9" draw:layer="layout" svg:width="16.827cm" svg:height="8.89cm" svg:x="2.309cm" svg:y="6.571cm">
          <text:p text:style-name="P1">ROOM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0.953cm" svg:x="9.611cm" svg:y="14.408cm">
          <text:p text:style-name="P3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.905cm" svg:height="0.635cm" svg:x="9.294cm" svg:y="6.571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5.801cm" svg:y="9.428cm">
          <text:p text:style-name="P3">F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87cm" svg:height="1.587cm" svg:x="16.279cm" svg:y="10.064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5.801cm" svg:y="10.828cm">
          <text:p text:style-name="P3">F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5.801cm" svg:y="12.228cm">
          <text:p text:style-name="P3">F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1.27cm" svg:x="14.056cm" svg:y="16.096cm">
          <text:p text:style-name="P3">STATION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905cm" svg:height="0.635cm" svg:x="12.469cm" svg:y="14.826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7cm" svg:height="0.953cm" draw:transform="rotate (-3.10668606854991) translate (14.056cm 7.479cm)">
          <text:p text:style-name="P3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2" draw:layer="layout" svg:x1="7.071cm" svg:y1="13.556cm" svg:x2="7.071cm" svg:y2="16.731cm">
          <text:p/>
        </draw:line>
        <draw:line draw:style-name="gr10" draw:text-style-name="P2" draw:layer="layout" svg:x1="14.056cm" svg:y1="16.731cm" svg:x2="7.071cm" svg:y2="16.732cm">
          <text:p/>
        </draw:line>
        <draw:line draw:style-name="gr11" draw:text-style-name="P2" draw:layer="layout" svg:x1="10.246cm" svg:y1="15.288cm" svg:x2="10.246cm" svg:y2="16.558cm">
          <text:p/>
        </draw:line>
        <draw:line draw:style-name="gr11" draw:text-style-name="P2" draw:layer="layout" svg:x1="10.246cm" svg:y1="16.558cm" svg:x2="14.056cm" svg:y2="16.558cm">
          <text:p/>
        </draw:line>
        <draw:line draw:style-name="gr12" draw:text-style-name="P2" draw:layer="layout" svg:x1="17.231cm" svg:y1="11.651cm" svg:x2="17.231cm" svg:y2="16.096cm">
          <text:p/>
        </draw:line>
        <draw:custom-shape draw:style-name="gr6" draw:text-style-name="P2" draw:layer="layout" svg:width="3.81cm" svg:height="1.27cm" svg:x="14.056cm" svg:y="16.096cm">
          <text:p text:style-name="P3">STATIO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1.27cm" svg:x="11.516cm" svg:y="4.811cm">
          <text:p text:style-name="P3">STA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" draw:layer="layout" svg:x1="11.516cm" svg:y1="5.618cm" svg:x2="11.199cm" svg:y2="6.716cm">
          <text:p/>
        </draw:line>
        <draw:line draw:style-name="gr11" draw:text-style-name="P2" draw:layer="layout" svg:x1="10.246cm" svg:y1="15.288cm" svg:x2="10.246cm" svg:y2="16.558cm">
          <text:p/>
        </draw:line>
        <draw:line draw:style-name="gr11" draw:text-style-name="P2" draw:layer="layout" svg:x1="13.421cm" svg:y1="15.606cm" svg:x2="14.056cm" svg:y2="16.558cm">
          <text:p/>
        </draw:line>
        <draw:line draw:style-name="gr11" draw:text-style-name="P2" draw:layer="layout" svg:x1="11.516cm" svg:y1="5.618cm" svg:x2="12.786cm" svg:y2="6.398cm">
          <text:p/>
        </draw:line>
        <draw:frame draw:style-name="gr13" draw:text-style-name="P7" draw:layer="layout" svg:width="5.853cm" svg:height="0.962cm" svg:x="1.001cm" svg:y="0.99cm">
          <draw:text-box>
            <text:p>Pianta della stanza</text:p>
          </draw:text-box>
        </draw:frame>
      </draw:page>
      <draw:page draw:name="page3" draw:style-name="dp1" draw:master-page-name="Default">
        <draw:custom-shape draw:style-name="gr4" draw:text-style-name="P3" draw:layer="layout" svg:width="1.27cm" svg:height="1.27cm" svg:x="1.135cm" svg:y="6.04cm">
          <text:p text:style-name="P3">F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435cm" svg:height="0.953cm" svg:x="1.152cm" svg:y="8.48cm">
          <text:p text:style-name="P3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.905cm" svg:height="0.635cm" svg:x="1cm" svg:y="10.702cm">
          <text:p text:style-name="P3">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587cm" svg:height="1.587cm" svg:x="0.935cm" svg:y="3.717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6.522cm" svg:height="0.962cm" svg:x="3.857cm" svg:y="4.035cm">
          <draw:text-box>
            <text:p>Pulsante: descrizione</text:p>
          </draw:text-box>
        </draw:frame>
        <draw:frame draw:style-name="gr13" draw:text-style-name="P7" draw:layer="layout" svg:width="6.979cm" svg:height="0.962cm" svg:x="3.857cm" svg:y="6.248cm">
          <draw:text-box>
            <text:p>Mattonella: descrizione</text:p>
          </draw:text-box>
        </draw:frame>
        <draw:frame draw:style-name="gr13" draw:text-style-name="P7" draw:layer="layout" svg:width="6.069cm" svg:height="0.962cm" svg:x="3.857cm" svg:y="8.48cm">
          <draw:text-box>
            <text:p>Emitter: descrizione</text:p>
          </draw:text-box>
        </draw:frame>
        <draw:frame draw:style-name="gr13" draw:text-style-name="P7" draw:layer="layout" svg:width="6.556cm" svg:height="0.962cm" svg:x="3.821cm" svg:y="10.585cm">
          <draw:text-box>
            <text:p>Receiver: descrizione</text:p>
          </draw:text-box>
        </draw:frame>
        <draw:frame draw:style-name="gr13" draw:text-style-name="P7" draw:layer="layout" svg:width="6.729cm" svg:height="0.962cm" svg:x="1cm" svg:y="0.99cm">
          <draw:text-box>
            <text:p>Descrizione Hardware</text:p>
          </draw:text-box>
        </draw:frame>
      </draw:page>
      <draw:page draw:name="page4" draw:style-name="dp1" draw:master-page-name="Default">
        <draw:frame draw:style-name="gr13" draw:text-style-name="P7" draw:layer="layout" svg:width="5.959cm" svg:height="0.962cm" svg:x="1.001cm" svg:y="0.99cm">
          <draw:text-box>
            <text:p>Descrizione Station</text:p>
          </draw:text-box>
        </draw:frame>
        <draw:frame draw:style-name="gr18" draw:text-style-name="P7" draw:layer="layout" svg:width="17.859cm" svg:height="11.627cm" svg:x="1.073cm" svg:y="3.54cm">
          <draw:text-box>
            <text:p>Scrivere qui se vogliamo usare arduini, raspberry o quello che vogliamo. </text:p>
            <text:p/>
            <text:p>Le station si occuperanno di raccogliere il dato del campo (stato dei receiver, stato dei sensori di peso, stato del pulsante) e di settare il lo stato del campo (stato delle mattonelle e degli emitter)</text:p>
            <text:p/>
            <text:p>Inseriremo qui I dettagli della station man mano che saranno piu chiari e I dettagli sul tipo di messaggio<text:line-break/><text:line-break/><text:line-break/><text:line-break/><text:line-break/></text:p>
            <text:p/>
          </draw:text-box>
        </draw:frame>
      </draw:page>
      <draw:page draw:name="page5" draw:style-name="dp1" draw:master-page-name="Default">
        <draw:frame draw:style-name="gr13" draw:text-style-name="P7" draw:layer="layout" svg:width="9.726cm" svg:height="0.962cm" svg:x="1.002cm" svg:y="0.99cm">
          <draw:text-box>
            <text:p>Descrizione Server – canovaccio</text:p>
          </draw:text-box>
        </draw:frame>
        <draw:frame draw:style-name="gr19" draw:text-style-name="P7" draw:layer="layout" svg:width="19.516cm" svg:height="16.509cm" svg:x="1.074cm" svg:y="3.54cm">
          <draw:text-box>
            <text:p>Il server si presenta come una applicazione Linux, con un piccolo logo ed una interfaccia grafica per il game-master (user). L’applicazione permetterà di configurare una logica di gioco (attivazione dei laser a comando, seguendo pattern temporali o casuali, temporizzazione dei livelli)<text:line-break/></text:p>
            <text:p>Sarà possibile caricare diverse configurazioni ed operare con intervento umano. </text:p>
            <text:p/>
            <text:p>Lo stato della stanza sarà controllato in real-time e visualizzato in una mappa con una semplice interfaccia grafica stile videogame.</text:p>
            <text:p/>
            <text:p>Nel software sono introdotti concetti di base di game design come best score, best time, leaderboard e varie altre da implementare<text:line-break/><text:line-break/>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5T13:17:00.466362888</meta:creation-date>
    <meta:generator>LibreOffice/7.0.6.2$Linux_X86_64 LibreOffice_project/00$Build-2</meta:generator>
    <dc:date>2021-05-25T13:59:12.736793106</dc:date>
    <meta:editing-duration>PT15S</meta:editing-duration>
    <meta:editing-cycles>1</meta:editing-cycles>
    <meta:document-statistic meta:object-count="65"/>
  </office:meta>
</office:document-meta>
</file>